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df7a" officeooo:paragraph-rsid="0018df7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8ab7" officeooo:paragraph-rsid="0018df7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8ab7" officeooo:paragraph-rsid="00198ab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cca7" officeooo:paragraph-rsid="001bcca7" style:font-size-asian="12pt" style:font-weight-asian="normal" style:font-size-complex="12pt" style:font-weight-complex="normal"/>
    </style:style>
    <style:style style:name="T1" style:family="text">
      <style:text-properties officeooo:rsid="00198ab7"/>
    </style:style>
    <style:style style:name="T2" style:family="text">
      <style:text-properties officeooo:rsid="001d46d4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gen e historia de Scal<text:span text:style-name="T1">a</text:span></text:p>
      <text:p text:style-name="P2"/>
      <text:p text:style-name="P3">Scala solo está en el puesto 27 de los lenguajes más usados. No se diseñó para ser popular, sino para resolver problemas arquitectónicos y de concurrencia que otras herramientas no pueden.</text:p>
      <text:p text:style-name="P3">Amplía la estructura de Java con las ventajas de la programación funcional para resolver ecuaciones complejas que en Java pueden requerir centenares de líneas.</text:p>
      <text:p text:style-name="P3"/>
      <text:p text:style-name="P3">El nombre viene de SCAlable Language.</text:p>
      <text:p text:style-name="P3"/>
      <text:p text:style-name="P3">En 2009 Twitter cambia de Ruby on Rails a Scala para resolver los problemas de concurrencia masiva en sus colas de mensajes. Ahí empieza a verse por la industria su potencial.<text:line-break/>A finales de 200X se procesaban PB de datos. Aparece el procesamiento distribuído con Hadoop y MapReduce, pero Java no lo manejaba bien y además procesaba por lotes grandes en discos físicos.</text:p>
      <text:p text:style-name="P3"/>
      <text:p text:style-name="P3">Entre 2012 y 2014 en la Univ<text:span text:style-name="T2">ersidad de</text:span> Berkeley se crea Apache Spark en <text:span text:style-name="T2">S</text:span>cala. Usa tres estrategias: Map, Filter &amp; Reduce.</text:p>
      <text:p text:style-name="P3"/>
      <text:p text:style-name="P4">Inmutabilidad de Scala: preserva los datos frente al peligro de corrupción en el estado compartido.</text:p>
      <text:p text:style-name="P4"/>
      <text:p text:style-name="P4">Scala usa la compilación a Bytecode que la JVM puede ejecutar, beneficiándose de la interoperabilidad: librerías, compilador JIT, garbage collector…</text:p>
      <text:p text:style-name="P4"/>
      <text:p text:style-name="P4">En mayo de 2021 aparece Scala 3. Sus innovaciones son:</text:p>
      <text:p text:style-name="P4">- Permite sustituir llaves por indentación significativa.</text:p>
      <text:p text:style-name="P4">- <text:span text:style-name="T3">union types</text:span> para manejar datos en formatos heterogéneos.</text:p>
      <text:p text:style-name="P4">- <text:span text:style-name="T3">enum</text:span> nativo.</text:p>
      <text:p text:style-name="P4">- Métodos de extensión para las clases (se pueden ampliar con funciones nuevas).</text:p>
      <text:p text:style-name="P4">- Eliminación de las conversiones implícitas.</text:p>
      <text:p text:style-name="P4"/>
      <text:p text:style-name="P4">Pero: el mercado laboral aún es mayoritario en Scala 2.13.<text:line-break/>Hay un problema para abordar el trabajo de la migración de las librerías.<text:line-break/><text:line-break/>En resumen, Scala es un puente entre la rigidez de la seguridad estructural de Java y la flexibilidad funcional de Python.<text:line-break/><text:line-break/>La empleabilidad hoy está con la versión 2.13 pero el futuro es la versión 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2T21:04:22.551455000</meta:creation-date>
    <dc:date>2026-04-12T21:43:45.027939000</dc:date>
    <meta:editing-duration>PT4M40S</meta:editing-duration>
    <meta:editing-cycles>4</meta:editing-cycles>
    <meta:generator>LibreOffice/25.8.2.2$MacOSX_X86_64 LibreOffice_project/d401f2107ccab8f924a8e2df40f573aab7605b6f</meta:generator>
    <meta:document-statistic meta:table-count="0" meta:image-count="0" meta:object-count="0" meta:page-count="1" meta:paragraph-count="15" meta:word-count="293" meta:character-count="1789" meta:non-whitespace-character-count="1509"/>
  </office:meta>
</office:document-meta>
</file>